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Neutral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7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do inicial</text:p>
          </table:table-cell>
          <table:table-cell/>
          <table:table-cell table:style-name="ce2" office:value-type="string" calcext:value-type="string">
            <text:p>instancia</text:p>
          </table:table-cell>
          <table:table-cell table:style-name="ce2" office:value-type="string" calcext:value-type="string">
            <text:p>mejor valor </text:p>
          </table:table-cell>
          <table:table-cell table:style-name="ce2" office:value-type="string" calcext:value-type="string">
            <text:p>valor promedio</text:p>
          </table:table-cell>
        </table:table-row>
        <table:table-row table:style-name="ro1">
          <table:table-cell office:value-type="string" calcext:value-type="string">
            <text:p>Iteración 1</text:p>
          </table:table-cell>
          <table:table-cell office:value-type="float" office:value="168125.878514" calcext:value-type="float">
            <text:p>168125.878514</text:p>
          </table:table-cell>
          <table:table-cell office:value-type="float" office:value="0.476968" calcext:value-type="float">
            <text:p>0.47696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pr76</text:p>
          </table:table-cell>
          <table:table-cell table:style-name="ce2" table:formula="of:=MIN([.B2:.B6])" office:value-type="float" office:value="166453.373094" calcext:value-type="float">
            <text:p>166453.373094</text:p>
          </table:table-cell>
          <table:table-cell table:style-name="ce2" table:formula="of:=AVERAGE([.B2:.B6])" office:value-type="float" office:value="171376.4506576" calcext:value-type="float">
            <text:p>171376.4506576</text:p>
          </table:table-cell>
        </table:table-row>
        <table:table-row table:style-name="ro1">
          <table:table-cell office:value-type="string" calcext:value-type="string">
            <text:p>Iteración 2</text:p>
          </table:table-cell>
          <table:table-cell office:value-type="float" office:value="173950.198404" calcext:value-type="float">
            <text:p>173950.198404</text:p>
          </table:table-cell>
          <table:table-cell office:value-type="float" office:value="0.28608" calcext:value-type="float">
            <text:p>0.2860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lin105</text:p>
          </table:table-cell>
          <table:table-cell table:style-name="ce2" table:formula="of:=MIN([.B9:.B13])" office:value-type="float" office:value="36453.171212" calcext:value-type="float">
            <text:p>36453.171212</text:p>
          </table:table-cell>
          <table:table-cell table:style-name="ce2" table:formula="of:=AVERAGE([.B9:.B13])" office:value-type="float" office:value="37152.4863798" calcext:value-type="float">
            <text:p>37152.4863798</text:p>
          </table:table-cell>
        </table:table-row>
        <table:table-row table:style-name="ro1">
          <table:table-cell office:value-type="string" calcext:value-type="string">
            <text:p>Iteración 3</text:p>
          </table:table-cell>
          <table:table-cell office:value-type="float" office:value="175558.22877" calcext:value-type="float">
            <text:p>175558.22877</text:p>
          </table:table-cell>
          <table:table-cell office:value-type="float" office:value="0.892971" calcext:value-type="float">
            <text:p>0.892971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ch130</text:p>
          </table:table-cell>
          <table:table-cell table:style-name="ce2" table:formula="of:=MIN([.B16:.B20])" office:value-type="float" office:value="47585.298215" calcext:value-type="float">
            <text:p>47585.298215</text:p>
          </table:table-cell>
          <table:table-cell table:style-name="ce2" table:formula="of:=AVERAGE([.B16:.B20])" office:value-type="float" office:value="47996.2367018" calcext:value-type="float">
            <text:p>47996.2367018</text:p>
          </table:table-cell>
        </table:table-row>
        <table:table-row table:style-name="ro1">
          <table:table-cell office:value-type="string" calcext:value-type="string">
            <text:p>Iteración 4</text:p>
          </table:table-cell>
          <table:table-cell office:value-type="float" office:value="172794.574506" calcext:value-type="float">
            <text:p>172794.574506</text:p>
          </table:table-cell>
          <table:table-cell office:value-type="float" office:value="0.937806" calcext:value-type="float">
            <text:p>0.937806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tsp225</text:p>
          </table:table-cell>
          <table:table-cell table:style-name="ce2" table:formula="of:=MIN([.B23:.B27])" office:value-type="float" office:value="9897.724511" calcext:value-type="float">
            <text:p>9897.724511</text:p>
          </table:table-cell>
          <table:table-cell table:style-name="ce2" table:formula="of:=AVERAGE([.B23:.B27])" office:value-type="float" office:value="10278.0227006" calcext:value-type="float">
            <text:p>10278.0227006</text:p>
          </table:table-cell>
        </table:table-row>
        <table:table-row table:style-name="ro1">
          <table:table-cell office:value-type="string" calcext:value-type="string">
            <text:p>Iteración 5</text:p>
          </table:table-cell>
          <table:table-cell office:value-type="float" office:value="166453.373094" calcext:value-type="float">
            <text:p>166453.373094</text:p>
          </table:table-cell>
          <table:table-cell office:value-type="float" office:value="0.282589" calcext:value-type="float">
            <text:p>0.282589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a280</text:p>
          </table:table-cell>
          <table:table-cell table:style-name="ce2" table:formula="of:=MIN([.B30:.B34])" office:value-type="float" office:value="3447.234171" calcext:value-type="float">
            <text:p>3447.234171</text:p>
          </table:table-cell>
          <table:table-cell table:style-name="ce2" table:formula="of:=AVERAGE([.B30:.B34])" office:value-type="float" office:value="3845.3230726" calcext:value-type="float">
            <text:p>3845.3230726</text:p>
          </table:table-cell>
        </table:table-row>
        <table:table-row table:style-name="ro1">
          <table:table-cell table:style-name="ce2"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lin105</text:p>
          </table:table-cell>
          <table:table-cell table:style-name="ce9" office:value-type="string" calcext:value-type="string">
            <text:p>resultado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nodo inicial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eración 1</text:p>
          </table:table-cell>
          <table:table-cell table:style-name="ce9" office:value-type="float" office:value="37478.327137" calcext:value-type="float">
            <text:p>37478.327137</text:p>
          </table:table-cell>
          <table:table-cell table:style-name="ce9" office:value-type="float" office:value="0.15772" calcext:value-type="float">
            <text:p>0.1577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eración 2</text:p>
          </table:table-cell>
          <table:table-cell table:style-name="ce9" office:value-type="float" office:value="37605.668548" calcext:value-type="float">
            <text:p>37605.668548</text:p>
          </table:table-cell>
          <table:table-cell table:style-name="ce9" office:value-type="float" office:value="0.489124" calcext:value-type="float">
            <text:p>0.489124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eración 3</text:p>
          </table:table-cell>
          <table:table-cell table:style-name="ce9" office:value-type="float" office:value="36592.244705" calcext:value-type="float">
            <text:p>36592.244705</text:p>
          </table:table-cell>
          <table:table-cell table:style-name="ce9" office:value-type="float" office:value="0.781643" calcext:value-type="float">
            <text:p>0.781643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eración 4</text:p>
          </table:table-cell>
          <table:table-cell table:style-name="ce9" office:value-type="float" office:value="36453.171212" calcext:value-type="float">
            <text:p>36453.171212</text:p>
          </table:table-cell>
          <table:table-cell table:style-name="ce9" office:value-type="float" office:value="0.345108" calcext:value-type="float">
            <text:p>0.34510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eración 5</text:p>
          </table:table-cell>
          <table:table-cell table:style-name="ce9" office:value-type="float" office:value="37633.020297" calcext:value-type="float">
            <text:p>37633.020297</text:p>
          </table:table-cell>
          <table:table-cell table:style-name="ce9" office:value-type="float" office:value="0.553496" calcext:value-type="float">
            <text:p>0.553496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h130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do in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1</text:p>
          </table:table-cell>
          <table:table-cell office:value-type="float" office:value="48331.649496" calcext:value-type="float">
            <text:p>48331.649496</text:p>
          </table:table-cell>
          <table:table-cell office:value-type="float" office:value="0.332509" calcext:value-type="float">
            <text:p>0.33250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2</text:p>
          </table:table-cell>
          <table:table-cell office:value-type="float" office:value="48138.358385" calcext:value-type="float">
            <text:p>48138.358385</text:p>
          </table:table-cell>
          <table:table-cell office:value-type="float" office:value="0.102958" calcext:value-type="float">
            <text:p>0.10295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3</text:p>
          </table:table-cell>
          <table:table-cell office:value-type="float" office:value="47585.298215" calcext:value-type="float">
            <text:p>47585.298215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4</text:p>
          </table:table-cell>
          <table:table-cell office:value-type="float" office:value="48056.709329" calcext:value-type="float">
            <text:p>48056.709329</text:p>
          </table:table-cell>
          <table:table-cell office:value-type="float" office:value="0.703198" calcext:value-type="float">
            <text:p>0.70319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5</text:p>
          </table:table-cell>
          <table:table-cell office:value-type="float" office:value="47869.168084" calcext:value-type="float">
            <text:p>47869.168084</text:p>
          </table:table-cell>
          <table:table-cell office:value-type="float" office:value="0.815833" calcext:value-type="float">
            <text:p>0.81583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sp225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do in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1</text:p>
          </table:table-cell>
          <table:table-cell table:style-name="ce5" office:value-type="float" office:value="10275.309688" calcext:value-type="float">
            <text:p>10275.309688</text:p>
          </table:table-cell>
          <table:table-cell office:value-type="float" office:value="0.270948" calcext:value-type="float">
            <text:p>0.2709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2</text:p>
          </table:table-cell>
          <table:table-cell office:value-type="float" office:value="10206.636314" calcext:value-type="float">
            <text:p>10206.636314</text:p>
          </table:table-cell>
          <table:table-cell office:value-type="float" office:value="0.935746" calcext:value-type="float">
            <text:p>0.935746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3</text:p>
          </table:table-cell>
          <table:table-cell office:value-type="float" office:value="9897.724511" calcext:value-type="float">
            <text:p>9897.724511</text:p>
          </table:table-cell>
          <table:table-cell office:value-type="float" office:value="0.556932" calcext:value-type="float">
            <text:p>0.556932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4</text:p>
          </table:table-cell>
          <table:table-cell office:value-type="float" office:value="10341.573363" calcext:value-type="float">
            <text:p>10341.573363</text:p>
          </table:table-cell>
          <table:table-cell office:value-type="float" office:value="0.945889" calcext:value-type="float">
            <text:p>0.9458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5</text:p>
          </table:table-cell>
          <table:table-cell office:value-type="float" office:value="10668.869627" calcext:value-type="float">
            <text:p>10668.869627</text:p>
          </table:table-cell>
          <table:table-cell office:value-type="float" office:value="0.159008" calcext:value-type="float">
            <text:p>0.159008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do in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1</text:p>
          </table:table-cell>
          <table:table-cell table:style-name="ce5" office:value-type="float" office:value="3959.077789" calcext:value-type="float">
            <text:p>3959.077789</text:p>
          </table:table-cell>
          <table:table-cell office:value-type="float" office:value="0.440582" calcext:value-type="float">
            <text:p>0.440582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2</text:p>
          </table:table-cell>
          <table:table-cell office:value-type="float" office:value="4037.485924" calcext:value-type="float">
            <text:p>4037.485924</text:p>
          </table:table-cell>
          <table:table-cell office:value-type="float" office:value="0.742909" calcext:value-type="float">
            <text:p>0.742909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3</text:p>
          </table:table-cell>
          <table:table-cell office:value-type="float" office:value="4013.532553" calcext:value-type="float">
            <text:p>4013.532553</text:p>
          </table:table-cell>
          <table:table-cell office:value-type="float" office:value="0.90246" calcext:value-type="float">
            <text:p>0.90246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4</text:p>
          </table:table-cell>
          <table:table-cell office:value-type="float" office:value="3447.234171" calcext:value-type="float">
            <text:p>3447.234171</text:p>
          </table:table-cell>
          <table:table-cell office:value-type="float" office:value="0.549048" calcext:value-type="float">
            <text:p>0.549048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ción 5</text:p>
          </table:table-cell>
          <table:table-cell office:value-type="float" office:value="3769.284926" calcext:value-type="float">
            <text:p>3769.284926</text:p>
          </table:table-cell>
          <table:table-cell office:value-type="float" office:value="0.905586" calcext:value-type="float">
            <text:p>0.90558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2:59:36.8315924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20:13:32.013780305</meta:creation-date>
    <dc:date>2022-03-01T23:34:42.923871953</dc:date>
    <meta:editing-duration>PT37M46S</meta:editing-duration>
    <meta:editing-cycles>4</meta:editing-cycles>
    <meta:generator>LibreOffice/7.2.5.2$Linux_X86_64 LibreOffice_project/20$Build-2</meta:generator>
    <meta:document-statistic meta:table-count="1" meta:cell-count="138" meta:object-count="0"/>
  </office:meta>
</office:document-meta>
</file>